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Bookman Old Style" svg:font-family="'Bookman Old Sty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8056in" style:rel-column-width="17680*"/>
    </style:style>
    <style:style style:name="Table1.B" style:family="table-column">
      <style:table-column-properties style:column-width="4.8868in" style:rel-column-width="4785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5903in" style:rel-column-width="5780*"/>
    </style:style>
    <style:style style:name="Table2.B" style:family="table-column">
      <style:table-column-properties style:column-width="4.8264in" style:rel-column-width="47262*"/>
    </style:style>
    <style:style style:name="Table2.C" style:family="table-column">
      <style:table-column-properties style:column-width="1.2757in" style:rel-column-width="12493*"/>
    </style:style>
    <style:style style:name="Table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cccccc" fo:padding="0.0382in" fo:border="0.0007in solid #000000">
        <style:background-image/>
      </style:table-cell-properties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116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padding="0.0193in" fo:border-left="none" fo:border-right="none" fo:border-top="0.0071in solid #000000" fo:border-bottom="non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8335in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6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title>LaCantina</text:title></text:p>
      <text:p text:style-name="P4"><text:subject>Architecture</text:subject></text:p>
      <text:p text:style-name="P2"/>
      <text:p text:style-name="P3">Authors:<text:tab/>D.Ritz, S.Freihofer</text:p>
      <text:p text:style-name="P3">State:<text:tab/>Draft</text:p>
      <text:p text:style-name="P3">Revision<text:tab/><text:modification-date style:data-style-name="N84">2010-12-02</text:modification-date></text:p>
      <text:h text:style-name="P6" text:outline-level="1" text:restart-numbering="true" text:start-value="-1"><text:bookmark text:name="__RefHeading__589_289579679"/>Table Of Contents<text:bookmark-end text:name="__RefHeading__589_289579679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589_289579679" text:style-name="Index_20_Link" text:visited-style-name="Index_20_Link">0.Table Of Contents<text:tab/>2</text:a></text:p>
          <text:p text:style-name="P7"><text:a xlink:type="simple" xlink:href="#__RefHeading__591_289579679" text:style-name="Index_20_Link" text:visited-style-name="Index_20_Link">1.Introduction<text:tab/>3</text:a></text:p>
          <text:p text:style-name="P8"><text:a xlink:type="simple" xlink:href="#__RefHeading__593_289579679" text:style-name="Index_20_Link" text:visited-style-name="Index_20_Link">1.1.Purpose<text:tab/>3</text:a></text:p>
          <text:p text:style-name="P8"><text:a xlink:type="simple" xlink:href="#__RefHeading__3263_1313381427" text:style-name="Index_20_Link" text:visited-style-name="Index_20_Link">1.2.Scope<text:tab/>3</text:a></text:p>
          <text:p text:style-name="P8"><text:a xlink:type="simple" xlink:href="#__RefHeading__3265_1313381427" text:style-name="Index_20_Link" text:visited-style-name="Index_20_Link">1.3.Definition, Acronyms and Abbreviations<text:tab/>3</text:a></text:p>
          <text:p text:style-name="P8"><text:a xlink:type="simple" xlink:href="#__RefHeading__3267_1313381427" text:style-name="Index_20_Link" text:visited-style-name="Index_20_Link">1.4.Referenced Documents<text:tab/>3</text:a></text:p>
          <text:p text:style-name="P7"><text:a xlink:type="simple" xlink:href="#__RefHeading__595_289579679" text:style-name="Index_20_Link" text:visited-style-name="Index_20_Link">2.Security<text:tab/>4</text:a></text:p>
        </text:index-body>
      </text:table-of-content>
      <text:p text:style-name="Standard"/>
      <text:h text:style-name="P6" text:outline-level="1"><text:bookmark text:name="__RefHeading__591_289579679"/>Introduction<text:bookmark-end text:name="__RefHeading__591_289579679"/></text:h>
      <text:h text:style-name="Heading_20_2" text:outline-level="2"><text:bookmark text:name="__RefHeading__593_289579679"/>Purpose<text:bookmark-end text:name="__RefHeading__593_289579679"/></text:h>
      <text:p text:style-name="Text_20_body">This document describes the requirements and the architecture for the HSZ-T project "LaCantina".</text:p>
      <text:h text:style-name="Heading_20_2" text:outline-level="2"><text:bookmark text:name="__RefHeading__3263_1313381427"/>Scope<text:bookmark-end text:name="__RefHeading__3263_1313381427"/></text:h>
      <text:p text:style-name="Text_20_body">This document describes the general overview what each component does, responsibility of each component and design thoughts. It does not describe unimportant API details that are documented in JavaDoc.</text:p>
      <text:h text:style-name="Heading_20_2" text:outline-level="2"><text:bookmark text:name="__RefHeading__3265_1313381427"/>Definition, Acronyms and Abbreviations<text:bookmark-end text:name="__RefHeading__3265_1313381427"/></text:h>
      <text:p text:style-name="Text_20_body">This table should provide the definition of all terms, acronyms and abbreviations required to interpret the requirements specification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Expression</text:p>
          </table:table-cell>
          <table:table-cell table:style-name="Table1.B1" office:value-type="string">
            <text:p text:style-name="P10">Definition</text:p>
          </table:table-cell>
        </table:table-row>
        <table:table-row>
          <table:table-cell table:style-name="Table1.A2" office:value-type="string">
            <text:p text:style-name="Table_20_Contents">maven</text:p>
          </table:table-cell>
          <table:table-cell table:style-name="Table1.B2" office:value-type="string">
            <text:p text:style-name="Table_20_Contents">Apache Maven (<text:a xlink:type="simple" xlink:href="http://ant.apache.org/">http://maven.apache.org/</text:a>) is a build and deployment tool.</text:p>
          </table:table-cell>
        </table:table-row>
        <table:table-row>
          <table:table-cell table:style-name="Table1.A2" office:value-type="string">
            <text:p text:style-name="Table_20_Contents">git</text:p>
          </table:table-cell>
          <table:table-cell table:style-name="Table1.B2" office:value-type="string">
            <text:p text:style-name="Table_20_Contents">Git (<text:a xlink:type="simple" xlink:href="http://www.git-scm.com/">http://www.git-scm.com/</text:a>) the one and only version control syste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h text:style-name="Heading_20_2" text:outline-level="2"><text:bookmark text:name="__RefHeading__3267_1313381427"/>Referenced Documents<text:bookmark-end text:name="__RefHeading__3267_1313381427"/></text:h>
      <text:p text:style-name="Text_20_body">The following table represents a list of all referenced documents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Ref.</text:p>
          </table:table-cell>
          <table:table-cell table:style-name="Table2.A1" office:value-type="string">
            <text:p text:style-name="P10">Document</text:p>
          </table:table-cell>
          <table:table-cell table:style-name="Table2.C1" office:value-type="string">
            <text:p text:style-name="P11">Edition</text:p>
          </table:table-cell>
        </table:table-row>
        <table:table-row>
          <table:table-cell table:style-name="Table2.A2" office:value-type="float" office:value="1">
            <text:p text:style-name="P12"><text:reference-mark-start text:name="UseCases"/>1<text:reference-mark-end text:name="UseCases"/></text:p>
          </table:table-cell>
          <table:table-cell table:style-name="Table2.B2" office:value-type="string">
            <text:p text:style-name="Table_20_Contents"/>
          </table:table-cell>
          <table:table-cell table:style-name="Table2.C2">
            <text:p text:style-name="P12"/>
          </table:table-cell>
        </table:table-row>
        <table:table-row>
          <table:table-cell table:style-name="Table2.A2" office:value-type="float" office:value="2">
            <text:p text:style-name="P12"><text:reference-mark-start text:name="OriginalAssignment"/>2<text:reference-mark-end text:name="OriginalAssignment"/></text:p>
          </table:table-cell>
          <table:table-cell table:style-name="Table2.B2" office:value-type="string">
            <text:p text:style-name="Table_20_Contents"/>
          </table:table-cell>
          <table:table-cell table:style-name="Table2.C3">
            <text:p text:style-name="P12"/>
          </table:table-cell>
        </table:table-row>
      </table:table>
      <text:p text:style-name="Text_20_body"/>
      <text:h text:style-name="Heading_20_1" text:outline-level="1"><text:bookmark text:name="__RefHeading__595_289579679"/>Security<text:bookmark-end text:name="__RefHeading__595_28957967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Bookman Old Style" svg:font-family="'Bookman Old Sty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Bookman Old Style" fo:font-size="11pt" fo:font-weight="25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ookman Old Style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827in" fo:margin-bottom="0.1654in" style:page-number="auto" fo:break-before="page" fo:padding="0in" fo:border-left="none" fo:border-right="none" fo:border-top="none" fo:border-bottom="0.0071in solid #000000"/>
      <style:text-properties fo:font-size="16pt" fo:font-weight="600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.0783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1pt" fo:font-weight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indent="0in" style:auto-text-indent="false"/>
      <style:text-properties fo:font-size="14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in" style:auto-text-indent="false"/>
      <style:text-properties fo:font-size="12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>
        <style:tab-stops/>
      </style:paragraph-properties>
      <style:text-properties fo:font-size="11pt" fo:font-style="normal" fo:font-weight="600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text-indent="0in" style:auto-text-indent="false"/>
      <style:text-properties fo:font-size="11pt" fo:font-weight="600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text-indent="0in" style:auto-text-indent="false"/>
      <style:text-properties fo:font-size="11pt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text-indent="0in" style:auto-text-indent="false">
        <style:tab-stops/>
      </style:paragraph-properties>
      <style:text-properties fo:font-size="11pt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text-indent="0in" style:auto-text-indent="false"/>
      <style:text-properties fo:font-size="11pt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text-indent="0in" style:auto-text-indent="false"/>
      <style:text-properties fo:font-size="11pt" fo:font-weight="600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de_20_Sample" style:display-name="Code Sample" style:family="paragraph" style:parent-style-name="Text_20_body" style:class="text" style:master-page-name="">
      <style:paragraph-properties fo:margin-left="0.1965in" fo:margin-right="0in" fo:margin-top="0in" fo:margin-bottom="0in" fo:text-indent="0in" style:auto-text-indent="false" style:page-number="auto" fo:background-color="#cccccc" fo:padding="0.0193in" fo:border="0.0071in solid #000000">
        <style:tab-stops/>
        <style:background-image/>
      </style:paragraph-properties>
      <style:text-properties style:font-name="Courier New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1" text:start-value="0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193in" fo:border-left="none" fo:border-right="none" fo:border-top="0.0071in solid #000000" fo:border-bottom="non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itle>LaCantina</text:title> - <text:subject>Architecture</text:subject><text:tab/><text:tab/> <text:page-number text:select-page="current">4</text:page-number> / <text:page-count>4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2T17:55:27</meta:creation-date>
    <meta:editing-cycles>5</meta:editing-cycles>
    <meta:editing-duration>PT00H17M42S</meta:editing-duration>
    <dc:subject>Architecture</dc:subject>
    <dc:title>LaCantina</dc:title>
    <meta:generator>OpenOffice.org/3.2$Unix OpenOffice.org_project/320m18$Build-9502</meta:generator>
    <meta:initial-creator>Sandra Freihofer</meta:initial-creator>
    <dc:date>2010-12-02T18:13:08</dc:date>
    <dc:creator>Sandra Freihofer</dc:creator>
    <meta:document-statistic meta:table-count="2" meta:image-count="0" meta:object-count="0" meta:page-count="4" meta:paragraph-count="35" meta:word-count="151" meta:character-count="1062"/>
  </office:meta>
</office:document-meta>
</file>